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ção</text:h>
      <text:p text:style-name="Standard">Cada vez mais a sociedade moderna está dependente dos computadores para realização de suas atividades cotidianas. Com isso a internet se tornou um item essencial para as pessoas.</text:p>
      <text:p text:style-name="Standard"/>
      <text:p text:style-name="Standard">São compras realizadas e contas pagas sem a necessidade de sair de casa. Só é necessário é um computador e uma conexão com a internet.</text:p>
      <text:p text:style-name="Standard"/>
      <text:p text:style-name="Standard">Esses serviços que facilitam tanto a vida, podem acumular informações sobre os usuários, como, por exemplo, localização, dados financeiros, e outros dados pessoais ou informações confidenciais. Os usuários acreditam que essas informações estão bem protegidas, mas isso nem sempre é verdade.</text:p>
      <text:p text:style-name="Standard"/>
      <text:p text:style-name="Standard">Tome como exemplo a PSN (PlayStation Netowork), a rede utilizada pelo console de vídeo-game PlayStation 3 para organizar partidas online, para comprar e baixar jogos, realizar comunicação entre os usuários, dentre outros recursos. Recentemente uma vulnerabilidade foi encontrada(1) nessa rede e vários dados de usuários foram obtidos por quem a explorou. Entre esses dados estavam informações sobre os cartões de crédito utilizados para fazer compras na PSN.</text:p>
      <text:p text:style-name="Standard"/>
      <text:p text:style-name="Standard">O caso da PSN mostra que mesmo os maiores serviços existentes estão sujeitos a todo tipo de vulnerabilidade e nem sempre ferramentas tradicionais como firewalls e criptografia são suficientes para protegê-las. Além disso, o objetivo dessas ferramentas tradicionais é proteger a rede. Elas não mitigam ataques a aplicações Web e, dessa forma, hackers estão também com foco nessas aplicações, onde vulnerabilidades de segurança criadas, na maioria das vezes, por codificação não segura, representam maior risco(2).</text:p>
      <text:p text:style-name="Standard"/>
      <text:p text:style-name="Standard">Um exemplo desse tipo de vulnerabilidade ocorreu no Twitter em setembro de 2010. Apesar de os servidores do Twitter estarem devidamente protegidos, um erro no aplicação permitiu que código malicioso fosse executado na página, fazendo com que janelas pop-up fossem abertas ao passar o mouse sobre um link.</text:p>
      <text:p text:style-name="Standard"/>
      <text:p text:style-name="Standard">Scanners de vulnerabilidade são ferramentas que fazem a análise das aplicações web de forma automática com o objetivo de detectar e reportar vulnerabilidades de segurança(3). Para utilizar um scanner de vulnerabilidade, é essecial confiar nos resultados oferecidos por ele, portanto a eficácia na detecção das vulnerabilidades desse scanner deve ser avaliada. Essa avaliação é feita a partir de dois aspectos: falta de cobertura (quando o scanner deixa de detectar vulnerabilidades que realmente existem na aplicação) e falsos positivos (o scanner detecta vulnerabilidades que não existem na aplicação). Falsos positivos implicam desperdício de tempo para correções que de fato não são necessárias.</text:p>
      <text:p text:style-name="Standard"/>
      <text:p text:style-name="Standard">O objetivo deste trabalho é analisar a eficácia de alguns desses scanners de vulnerabilidade para encontrar um tipo de vulnerabilidade específico: XPath Injection.</text:p>
      <text:p text:style-name="Standard"/>
      <text:p text:style-name="Standard">Este trabalho está organizado da seguinte forma:</text:p>
      <text:p text:style-name="Standard"><text:tab/><text:span text:style-name="T1">Seção 2</text:span>: introduz aplicações web e serviços web, as duas tecnologias que esses scanners são capazes de analisar;</text:p>
      <text:p text:style-name="Standard"><text:tab/><text:span text:style-name="T1">Seção 3</text:span>: mostra conceitos de XML e XPath e descreve as vulnerabilidades do tipo XPath Injection;</text:p>
      <text:p text:style-name="Standard"><text:tab/><text:span text:style-name="T1">Seção 4</text:span>: apresenta o estudo realizado e os resultados obtidos;</text:p>
      <text:p text:style-name="Standard"><text:tab/><text:span text:style-name="T1">Seção 5</text:span>: conclusões e ideias para estudos futur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08T21:41:26.75</meta:creation-date>
    <dc:date>2011-06-08T21:51:42.78</dc:date>
    <meta:editing-duration>PT10M15S</meta:editing-duration>
    <meta:editing-cycles>2</meta:editing-cycles>
    <meta:generator>LibreOffice/3.4$Win32 LibreOffice_project/340m1$Build-12</meta:generator>
    <meta:document-statistic meta:table-count="0" meta:image-count="0" meta:object-count="0" meta:page-count="1" meta:paragraph-count="0" meta:word-count="468" meta:character-count="3119" meta:non-whitespace-character-count="2661"/>
  </office:meta>
</office:document-meta>
</file>